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1aa4f1"/>
    </style:style>
    <style:style style:name="P12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text-properties fo:language="ru" fo:country="RU"/>
    </style:style>
    <style:style style:name="P136"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7" style:family="paragraph" style:parent-style-name="Text_20_body">
      <style:paragraph-properties fo:text-align="center" style:justify-single-word="false"/>
    </style:style>
    <style:style style:name="P138" style:family="paragraph" style:parent-style-name="First_20_line_20_indent">
      <style:text-properties fo:language="ru" fo:country="RU"/>
    </style:style>
    <style:style style:name="P139" style:family="paragraph" style:parent-style-name="First_20_line_20_indent">
      <style:paragraph-properties fo:text-align="justify" style:justify-single-word="false"/>
      <style:text-properties fo:language="ru" fo:country="RU"/>
    </style:style>
    <style:style style:name="P140" style:family="paragraph" style:parent-style-name="First_20_line_20_indent">
      <style:text-properties fo:font-size="15pt" fo:language="ru" fo:country="RU" style:font-size-asian="15pt" style:font-size-complex="15pt"/>
    </style:style>
    <style:style style:name="P141" style:family="paragraph" style:parent-style-name="First_20_line_20_indent">
      <style:text-properties fo:font-size="12pt" fo:language="ru" fo:country="RU" style:font-size-asian="12pt" style:font-size-complex="12pt"/>
    </style:style>
    <style:style style:name="P142" style:family="paragraph" style:parent-style-name="First_20_line_20_indent">
      <style:text-properties fo:language="en" fo:country="US"/>
    </style:style>
    <style:style style:name="P143" style:family="paragraph" style:parent-style-name="First_20_line_20_indent">
      <style:paragraph-properties fo:text-align="justify" style:justify-single-word="false"/>
      <style:text-properties fo:language="en" fo:country="US"/>
    </style:style>
    <style:style style:name="P144" style:family="paragraph" style:parent-style-name="First_20_line_20_indent">
      <style:paragraph-properties fo:text-align="justify" style:justify-single-word="false"/>
    </style:style>
    <style:style style:name="P145" style:family="paragraph" style:parent-style-name="Text_20_body">
      <style:paragraph-properties fo:margin-left="0in" fo:margin-right="0in" fo:text-align="center" style:justify-single-word="false" fo:text-indent="0in" style:auto-text-indent="false"/>
    </style:style>
    <style:style style:name="P14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in" style:auto-text-indent="false"/>
    </style:style>
    <style:style style:name="P149" style:family="paragraph" style:parent-style-name="Footnote">
      <style:text-properties fo:language="en" fo:country="US"/>
    </style:style>
    <style:style style:name="P150" style:family="paragraph" style:parent-style-name="Footnote">
      <style:text-properties fo:language="ru" fo:country="RU"/>
    </style:style>
    <style:style style:name="P151" style:family="paragraph" style:parent-style-name="Footnote">
      <style:text-properties style:use-window-font-color="true" fo:language="ru" fo:country="RU"/>
    </style:style>
    <style:style style:name="P152" style:family="paragraph" style:parent-style-name="Footnote">
      <style:text-properties fo:font-style="normal" style:font-style-asian="normal" style:font-style-complex="normal"/>
    </style:style>
    <style:style style:name="P153" style:family="paragraph" style:parent-style-name="Text_20_body">
      <style:paragraph-properties fo:margin-top="0in" fo:margin-bottom="0.0835in" loext:contextual-spacing="false" fo:text-align="justify" style:justify-single-word="false"/>
      <style:text-properties fo:language="en" fo:country="US"/>
    </style:style>
    <style:style style:name="P154"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5" style:family="paragraph" style:parent-style-name="Standard">
      <style:text-properties fo:font-style="italic" style:font-style-asian="italic" style:font-style-complex="italic"/>
    </style:style>
    <style:style style:name="P156"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7" style:family="paragraph" style:parent-style-name="Heading_20_1">
      <style:paragraph-properties fo:margin-left="0in" fo:margin-right="0in" fo:text-align="center" style:justify-single-word="false" fo:text-indent="0.1965in" style:auto-text-indent="false"/>
    </style:style>
    <style:style style:name="P158" style:family="paragraph" style:parent-style-name="Heading_20_2">
      <style:text-properties fo:language="en" fo:country="US"/>
    </style:style>
    <style:style style:name="P159" style:family="paragraph" style:parent-style-name="Heading_20_2">
      <style:paragraph-properties fo:text-align="justify" style:justify-single-word="false"/>
    </style:style>
    <style:style style:name="P160" style:family="paragraph" style:parent-style-name="Heading_20_3">
      <style:text-properties fo:language="ru" fo:country="RU"/>
    </style:style>
    <style:style style:name="P161" style:family="paragraph" style:parent-style-name="First_20_line_20_indent">
      <style:paragraph-properties fo:text-align="justify" style:justify-single-word="false"/>
    </style:style>
    <style:style style:name="P16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6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paragraph-rsid="0027017e"/>
    </style:style>
    <style:style style:name="P16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officeooo:rsid="001f57d9"/>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language="en" fo:country="US" officeooo:rsid="001890ba"/>
    </style:style>
    <style:style style:name="T20" style:family="text">
      <style:text-properties fo:color="#ff3333" fo:background-color="transparent" loext:char-shading-value="0"/>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color="#800000"/>
    </style:style>
    <style:style style:name="T24" style:family="text">
      <style:text-properties fo:color="#800000" fo:language="ru" fo:country="RU"/>
    </style:style>
    <style:style style:name="T25" style:family="text">
      <style:text-properties fo:font-weight="bold" style:font-weight-asian="bold" style:font-weight-complex="bold"/>
    </style:style>
    <style:style style:name="T26" style:family="text">
      <style:text-properties fo:font-weight="bold" fo:background-color="transparent" loext:char-shading-value="0" style:font-weight-asian="bold" style:font-weight-complex="bold"/>
    </style:style>
    <style:style style:name="T27" style:family="text">
      <style:text-properties style:use-window-font-color="true"/>
    </style:style>
    <style:style style:name="T28" style:family="text">
      <style:text-properties style:use-window-font-color="true" fo:language="ru" fo:country="RU"/>
    </style:style>
    <style:style style:name="T29" style:family="text">
      <style:text-properties style:use-window-font-color="true" fo:language="ru" fo:country="RU" fo:font-style="normal" style:font-style-asian="normal" style:font-style-complex="normal"/>
    </style:style>
    <style:style style:name="T30" style:family="text">
      <style:text-properties style:use-window-font-color="true" fo:language="ru" fo:country="RU" fo:font-style="normal" fo:font-weight="normal" style:font-style-asian="normal" style:font-weight-asian="normal" style:font-style-complex="normal" style:font-weight-complex="normal"/>
    </style:style>
    <style:style style:name="T31"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fo:language="ru" fo:country="RU" fo:font-style="normal" fo:background-color="transparent" loext:char-shading-value="0" style:font-style-asian="normal" style:font-style-complex="normal"/>
    </style:style>
    <style:style style:name="T33" style:family="text">
      <style:text-properties style:use-window-font-color="true" fo:language="ru" fo:country="RU" fo:font-style="italic" style:font-style-asian="italic" style:font-style-complex="italic"/>
    </style:style>
    <style:style style:name="T34" style:family="text">
      <style:text-properties style:use-window-font-color="true" fo:language="ru" fo:country="RU" fo:font-style="italic" fo:font-weight="normal" style:font-style-asian="italic" style:font-weight-asian="normal" style:font-style-complex="italic" style:font-weight-complex="normal"/>
    </style:style>
    <style:style style:name="T35" style:family="text">
      <style:text-properties style:use-window-font-color="true" fo:language="ru" fo:country="RU" fo:font-weight="normal" style:font-weight-asian="normal" style:font-weight-complex="normal"/>
    </style:style>
    <style:style style:name="T36" style:family="text">
      <style:text-properties style:use-window-font-color="true" fo:language="ru" fo:country="RU" fo:background-color="transparent" loext:char-shading-value="0"/>
    </style:style>
    <style:style style:name="T37" style:family="text">
      <style:text-properties style:use-window-font-color="true" fo:language="en" fo:country="US"/>
    </style:style>
    <style:style style:name="T38" style:family="text">
      <style:text-properties style:use-window-font-color="true" fo:language="en" fo:country="US" fo:font-style="normal" style:font-style-asian="normal" style:font-style-complex="normal"/>
    </style:style>
    <style:style style:name="T39" style:family="text">
      <style:text-properties style:use-window-font-color="true" fo:language="en" fo:country="US" fo:font-style="normal" fo:font-weight="normal" style:font-style-asian="normal" style:font-weight-asian="normal" style:font-style-complex="normal" style:font-weight-complex="normal"/>
    </style:style>
    <style:style style:name="T4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font-weight="normal" style:font-style-asian="normal" style:font-weight-asian="normal" style:font-style-complex="normal" style:font-weight-complex="normal"/>
    </style:style>
    <style:style style:name="T44" style:family="text">
      <style:text-properties style:use-window-font-color="true" fo:font-style="normal" style:text-underline-style="none" style:font-style-asian="normal" style:font-style-complex="normal"/>
    </style:style>
    <style:style style:name="T45" style:family="text">
      <style:text-properties style:use-window-font-color="true" fo:font-style="italic" fo:font-weight="normal" style:font-style-asian="italic" style:font-weight-asian="normal" style:font-style-complex="italic" style:font-weight-complex="normal"/>
    </style:style>
    <style:style style:name="T46" style:family="text">
      <style:text-properties style:use-window-font-color="true" fo:font-style="italic" style:font-style-asian="italic" style:font-style-complex="italic"/>
    </style:style>
    <style:style style:name="T47" style:family="text">
      <style:text-properties style:use-window-font-color="true" fo:background-color="transparent" loext:char-shading-value="0"/>
    </style:style>
    <style:style style:name="T48" style:family="text">
      <style:text-properties style:use-window-font-color="true" fo:language="uk" fo:country="UA" fo:font-style="normal" fo:font-weight="normal" style:font-style-asian="normal" style:font-weight-asian="normal" style:font-style-complex="normal" style:font-weight-complex="normal"/>
    </style:style>
    <style:style style:name="T49" style:family="text">
      <style:text-properties style:use-window-font-color="true" fo:font-weight="normal" style:font-weight-asian="normal" style:font-weight-complex="normal"/>
    </style:style>
    <style:style style:name="T50" style:family="text">
      <style:text-properties style:use-window-font-color="true" fo:font-size="12pt" fo:language="en" fo:country="US" fo:font-style="normal" style:font-size-asian="12pt" style:font-style-asian="normal" style:font-size-complex="12pt" style:font-style-complex="normal"/>
    </style:style>
    <style:style style:name="T51" style:family="text">
      <style:text-properties style:use-window-font-color="true" fo:font-size="12pt" fo:language="en" fo:country="US" style:font-size-asian="12pt" style:font-size-complex="12pt"/>
    </style:style>
    <style:style style:name="T52" style:family="text">
      <style:text-properties fo:background-color="transparent" loext:char-shading-value="0"/>
    </style:style>
    <style:style style:name="T53" style:family="text">
      <style:text-properties style:text-position="super 58%"/>
    </style:style>
    <style:style style:name="T54" style:family="text">
      <style:text-properties fo:language="fr" fo:country="FR"/>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loext:char-shading-value="0" style:font-style-asian="normal" style:font-weight-asian="normal" style:font-style-complex="normal" style:font-weight-complex="normal"/>
    </style:style>
    <style:style style:name="T58" style:family="text">
      <style:text-properties fo:font-style="normal" style:text-underline-style="none" style:font-style-asian="normal" style:font-style-complex="normal"/>
    </style:style>
    <style:style style:name="T59" style:family="text">
      <style:text-properties fo:font-weight="normal" style:font-weight-asian="normal" style:font-weight-complex="normal"/>
    </style:style>
    <style:style style:name="T60" style:family="text">
      <style:text-properties fo:font-weight="normal" fo:background-color="transparent" loext:char-shading-value="0" style:font-weight-asian="normal" style:font-weight-complex="normal"/>
    </style:style>
    <style:style style:name="T61" style:family="text">
      <style:text-properties style:text-line-through-style="solid" style:text-line-through-type="single" fo:font-weight="bold" style:font-weight-asian="bold" style:font-weight-complex="bold"/>
    </style:style>
    <style:style style:name="T62" style:family="text">
      <style:text-properties fo:language="uk" fo:country="UA"/>
    </style:style>
    <style:style style:name="T63" style:family="text">
      <style:text-properties fo:language="uk" fo:country="UA" fo:font-style="italic" style:font-style-asian="italic" style:font-style-complex="italic"/>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651c2"/>
    </style:style>
    <style:style style:name="T79" style:family="text">
      <style:text-properties officeooo:rsid="001769f4"/>
    </style:style>
    <style:style style:name="T80" style:family="text">
      <style:text-properties officeooo:rsid="001890ba"/>
    </style:style>
    <style:style style:name="T81" style:family="text">
      <style:text-properties officeooo:rsid="0019b22c"/>
    </style:style>
    <style:style style:name="T82" style:family="text">
      <style:text-properties officeooo:rsid="001aa4f1"/>
    </style:style>
    <style:style style:name="T83" style:family="text">
      <style:text-properties officeooo:rsid="001b56e6"/>
    </style:style>
    <style:style style:name="T84" style:family="text">
      <style:text-properties officeooo:rsid="001d17c5"/>
    </style:style>
    <style:style style:name="T85" style:family="text">
      <style:text-properties officeooo:rsid="001d9f7d"/>
    </style:style>
    <style:style style:name="T86" style:family="text">
      <style:text-properties officeooo:rsid="0020d1ac"/>
    </style:style>
    <style:style style:name="T87" style:family="text">
      <style:text-properties officeooo:rsid="002295dc"/>
    </style:style>
    <style:style style:name="T88" style:family="text">
      <style:text-properties officeooo:rsid="00262d45"/>
    </style:style>
    <style:style style:name="T89" style:family="text">
      <style:text-properties officeooo:rsid="0027017e"/>
    </style:style>
    <style:style style:name="T90" style:family="text">
      <style:text-properties officeooo:rsid="0027d832"/>
    </style:style>
    <style:style style:name="T91" style:family="text">
      <style:text-properties officeooo:rsid="00288cbd"/>
    </style:style>
    <style:style style:name="T92" style:family="text">
      <style:text-properties officeooo:rsid="002e34b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54"/>
      <text:h text:style-name="P158"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8">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3"><text:note text:id="ftn1" text:note-class="footnote"><text:note-citation>1</text:note-citation><text:note-body><text:p text:style-name="P149">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9">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9">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9">Дайсон.</text:span></text:p>
      <text:p text:style-name="P80"><text:span text:style-name="T8">– </text:span><text:span text:style-name="T59">Сколько тебе лет?</text:span></text:p>
      <text:p text:style-name="P80"><text:span text:style-name="T8">– </text:span><text:span text:style-name="T59">Два года с начала запуска кластера.</text:span></text:p>
      <text:p text:style-name="P80"><text:soft-page-break/><text:span text:style-name="T8">– </text:span><text:span text:style-name="T59">Какой сейчас год?</text:span></text:p>
      <text:p text:style-name="P80"><text:span text:style-name="T8">– </text:span><text:span text:style-name="T49">20</text:span><text:span text:style-name="T35">19</text:span><text:span text:style-name="T59">-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5">incompatible interface Analytics v.0.93 beta</text:span>”</text:p>
      <text:p text:style-name="P33">Ага, уже теплее.</text:p>
      <text:p text:style-name="P33"/>
      <text:p text:style-name="P80"><text:span text:style-name="T8">– Нэш</text:span><text:span text:style-name="T5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5">***</text:p>
      <text:p text:style-name="P145"/>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9">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0">Валиум <text:span text:style-name="T52">–</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8">тридцатичетырёх</text:span><text:span text:style-name="T27">этажного </text:span><text:span text:style-name="T28">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8">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7"> </text:span><text:span text:style-name="T28">Юджина</text:span><text:span text:style-name="T1">,</text:span> <text:span text:style-name="T28">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2">ворил </text:span><text:span text:style-name="T2">—</text:span><text:span text:style-name="T52">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8">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2">А у нас получается… </text:span><text:span text:style-name="T2">–</text:span><text:span text:style-name="T52">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9">AI <text:span text:style-name="T2">– </text:span><text:span text:style-name="T5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7">Тридцать чет</text:span><text:span text:style-name="T28">ыре</text:span><text:span text:style-name="T27"> </text:span>этаж<text:span text:style-name="T1">а</text:span>! Пиздец, <text:span text:style-name="T1">—</text:span> успел подумать я, <text:span text:style-name="T1">прежде чем </text:span>сознание выключилось.</text:p>
      <text:p text:style-name="P1"/>
      <text:h text:style-name="P158" text:outline-level="2">2. Пробуждение</text:h>
      <text:p text:style-name="P31"/>
      <text:p text:style-name="P1"><text:span text:style-name="T32">Сознание рестартовало после того, как я гребанулся </text:span><text:span text:style-name="T52">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2">ткрыл глаза, тщётно пытаясь вдохнуть. Образ, </text:span><text:span text:style-name="T2">который я </text:span><text:span text:style-name="T52">пару мгновений назад </text:span><text:span text:style-name="T2">видел на фоне </text:span><text:span text:style-name="T52">звёзд, теперь сфокусировался прямо у моего носа. Точёная голова с резко очерчеными скулами в ореоле </text:span><text:soft-page-break/><text:span text:style-name="T52">живого переливающегося сияния, огромные глаза на треть морды, </text:span><text:span text:style-name="T2">грациозные</text:span><text:span text:style-name="T52"> настороженные уши, нежный розов</text:span><text:span text:style-name="T2">атый</text:span><text:span text:style-name="T52"> нос, венчающая голову </text:span><text:span text:style-name="T2">высокая тиара</text:span><text:span text:style-name="T52">. И приковывающая к себе внимание звёздочка, та самая магическая искорка </text:span><text:span text:style-name="T18">—</text:span><text:span text:style-name="T52">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2">, </text:span><text:span text:style-name="T2">а от валиума таких глюков у меня ни разу не было. <text:s/>Да и не должно быть — это же не ЛСД какой-нибудь</text:span><text:span text:style-name="T52">.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8">…</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7">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7">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4">Jack of Hearts</text:span><text:span text:style-name="T54"><text:note text:id="ftn7" text:note-class="footnote"><text:note-citation>7</text:note-citation><text:note-body><text:p text:style-name="Footnote"><text:bookmark text:name="result_box1"/><text:span text:style-name="T54">Jack of Hearts</text:span> <text:span text:style-name="T1">– Червовый валет (фр.)</text:span></text:p></text:note-body></text:note></text:span><text:span text:style-name="T54"> , </text:span><text:span text:style-name="T1">Сахарная Ватка</text:span><text:span text:style-name="T54">!</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7">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7">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7">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0">Спи, Сестра моя родная,<text:line-break/>Спи. Усни.<text:line-break/>Крыльями тебя укрою,<text:line-break/>Спи. Усни.</text:p><text:p text:style-name="P150"><text:tab/>В чаще тёмной волки воют,<text:line-break/>Спи. Усни.</text:p><text:p text:style-name="P150"><text:tab/>В мрачном замке духи ноют,<text:line-break/>Спи. Усни.</text:p><text:p text:style-name="P150"><text:tab/>Сказки вечность нам читает,<text:line-break/>Спи. Усни.<text:line-break/>День осенний угасает,<text:line-break/>Спи. Усни.<text:line-break/>Помни только в сне глубоком,</text:p><text:p text:style-name="P150"><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7">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7">,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7">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8"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21261761398341638" text:style-name="L1">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6"><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6">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9">– <text:span text:style-name="T1">Восемь, учитель!</text:span></text:p><text:p text:style-name="P149">–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3">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5">Новости двора: </text:span><text:span text:style-name="T9">состояние </text:span><text:span text:style-name="T25">здоровь</text:span><text:span text:style-name="T9">я</text:span><text:span text:style-name="T25">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5">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5">В Додж-Сити продолжаются исчезновения пони. Шериф подал в отставку…</text:span>”. “<text:span text:style-name="T25">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7">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7">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7">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7">платформ </text:span><text:span text:style-name="T28">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7"> И никто ж не догадывался, что она </text:span><text:span text:style-name="T28">сделана по королевскому заказу</text:span><text:span text:style-name="T27">! Её </text:span><text:span text:style-name="T28">Солнечное </text:span><text:span text:style-name="T27"><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1">Магдалена Фрискай-Каррус, </text:span><text:span text:style-name="T3">2088</text:span><text:span text:style-name="T46"> – </text:span><text:span text:style-name="T33">2135</text:span><text:span text:style-name="T46"> A.C.</text:span><text:span text:style-name="T28">»</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7">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7">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2">Прижав </text:span>уши к голове, <text:span text:style-name="T62">она дала</text:span> задний ход <text:span text:style-name="T62">и </text:span>выкарабкалась обратно. Окинув библиотеку отчаянным взглядом, <text:span text:style-name="T6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6">и-и-и</text:span>-<text:span text:style-name="T77">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0">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5">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8"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5">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5">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5">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2">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2">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2">любви</text:span> начинаешь понимать только тогда, когда <text:span text:style-name="T62">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8" text:outline-level="2">8. Стыд</text:h>
      <text:p text:style-name="P146"/>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9">—</text:span> осень, за осенью <text:span text:style-name="T29">—</text:span> зима. Если пошёл <text:soft-page-break/>дождь, должно быть мокро, если выпал снег <text:span text:style-name="T29">—</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8"/>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9">—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9">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2">старший. </text:span><text:span text:style-name="T2">–</text:span><text:span text:style-name="T52"> </text:span><text:span text:style-name="T2">Я</text:span><text:span text:style-name="T52">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9">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3">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8">— и приют для престарелых минотавров </text:span><text:span text:style-name="T50">“</text:span><text:span text:style-name="T51">Поле Кровожадной Брани</text:span><text:span text:style-name="T50">”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5">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8">—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8">— книжный шкаф и напольная подставка для чтения с </text:span><text:span text:style-name="T29">упором в виде </text:span><text:span text:style-name="T38">голов</text:span><text:span text:style-name="T29">ы</text:span><text:span text:style-name="T38">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9">жаровни</text:span><text:span text:style-name="T38"> и фонтанчик</text:span><text:span text:style-name="T29">а</text:span><text:span text:style-name="T38">. </text:span><text:span text:style-name="T29">Каменный пол комнаты был покрыт розовым ковром с длиннейшим ворсом.</text:span><text:span text:style-name="T38"> </text:span><text:span text:style-name="T29">Его центр занимал высокий </text:span><text:span text:style-name="T38">кругл</text:span><text:span text:style-name="T29">ый</text:span><text:span text:style-name="T38"> </text:span><text:span text:style-name="T29">футон</text:span><text:span text:style-name="T38"> </text:span><text:span text:style-name="T29">с</text:span><text:span text:style-name="T38"> велик</text:span><text:span text:style-name="T29">им</text:span><text:span text:style-name="T38"> множество</text:span><text:span text:style-name="T29">м</text:span><text:span text:style-name="T38"> подушек. Среди них я с удивлением заметил плюшевую единорожку </text:span><text:span text:style-name="T29">фиолетового</text:span><text:span text:style-name="T38">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1">Мне печалиться не стоит</text:p><text:p text:style-name="P151">Жизнь прекрасна и полна</text:p><text:p text:style-name="P151">Телом молода, душою —</text:p><text:p text:style-name="P151">Как дракон морской мудра</text:p><text:p text:style-name="P151"/><text:p text:style-name="P151">Я видала взлёт империй,</text:p><text:p text:style-name="P151">Я жила среди легенд,</text:p><text:p text:style-name="P151">Древней магии мистерий</text:p><text:p text:style-name="P151">Я прилежнейший студент</text:p><text:p text:style-name="P151"/><text:p text:style-name="P151">Обожаема народом,</text:p><text:p text:style-name="P151">Уважаема врагом —</text:p><text:p text:style-name="P151">Но друзья остались в прошлом,</text:p><text:p text:style-name="P151">Пустота пришла в мой дом</text:p><text:p text:style-name="P151"/><text:p text:style-name="P151">Одинока и печальна,</text:p><text:p text:style-name="P151">Недоступна и строга,</text:p><text:p text:style-name="P151">Потеряла изначальный</text:p><text:p text:style-name="P151">Смысл жизни навсегда</text:p><text:p text:style-name="P151"/><text:p text:style-name="P151">Жизнь моя теперь публична,</text:p><text:p text:style-name="P151">Жизнь моя теперь для всех,</text:p><text:p text:style-name="P151">В этом — горе, в этом — счастье,</text:p><text:p text:style-name="P151">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9">«</text:span>сказочной обезьяне из Вечнодикого леса<text:span text:style-name="T29">»</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8">– </text:span><text:span text:style-name="T29">Говорят, в Додж-сити почти не осталось жителей. В местном депо перестали обслуживать паровозы из-за нехватки рабочих. Старик </text:span><text:span text:style-name="T38">–</text:span><text:span text:style-name="T29">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8">– </text:span><text:span text:style-name="T42">А из Пинто Крик уже месяц нет новостей…</text:span></text:p>
      <text:p text:style-name="P3"><text:span text:style-name="T38">– </text:span><text:span text:style-name="T42">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2">– </text:span>“<text:span text:style-name="T1">Что я могу сделать, чтобы вернуть всё назад?</text:span>”</text:p>
      <text:p text:style-name="P16"><text:span text:style-name="T42">– </text:span><text:span text:style-name="T29">Так и сказала?</text:span></text:p>
      <text:p text:style-name="P1"><text:span text:style-name="T38">– </text:span><text:span text:style-name="T29">Да, </text:span><text:span text:style-name="T30">Фэнси</text:span><text:span text:style-name="T29">,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2">– </text:span><text:span text:style-name="T29">Что бы это значило, Флёр?</text:span></text:p>
      <text:p text:style-name="P16"><text:span text:style-name="T42">– </text:span><text:span text:style-name="T29">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7">— </text:span><text:span text:style-name="T28">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7">—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5">— </text:span><text:span text:style-name="T59">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2">Аликорница</text:span> и так выглядела неважно.</text:p>
      <text:p text:style-name="P37"><text:soft-page-break/></text:p>
      <text:p text:style-name="P37">Поза <text:span text:style-name="T62">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2">и </text:span>у грифонов, <text:span text:style-name="T62">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3">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2">М</text:span>еняет <text:span text:style-name="T6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2">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0">И это ты ещё не видел, что творится в других министерствах, Анонимус! За тысячу лет Нашего отсутствия Сестра превратила М<text:span text:style-name="T27">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5">– </text:span><text:span text:style-name="T4">История Понивилля начинается с того благословенного дня, когда принцесса Селестия подарила семейству Эппл </text:span><text:span text:style-name="T55">— </text:span><text:span text:style-name="T4">тогда, правда, это ещё были Смиты </text:span><text:span text:style-name="T55">—</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5">—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8">–</text:span><text:span text:style-name="T29">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8">Я </text:span><text:span text:style-name="T29">присел на лавочку</text:span><text:span text:style-name="T38">. </text:span><text:span text:style-name="T29">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5">отнюдь не рекомендация</text:span><text:span text:style-name="T59">...</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9">– Ну что же…</text:span><text:span text:style-name="T38"> Почту за честь работать </text:span><text:span text:style-name="T29">под твоим руководством, Анон</text:span><text:span text:style-name="T38">. Погоди немного, я </text:span><text:span text:style-name="T29">приведу себя в порядок</text:span><text:span text:style-name="T38"> и расскажу тебе, насколько далеко смогла продвинуться. Быть может… </text:span><text:span text:style-name="T29">–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6"><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6"/>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2">«…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9">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35">”</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5">ведь </text:span><text:span text:style-name="T41">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7">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7"> </text:span><text:span text:style-name="T36">Видения этих городов</text:span><text:span text:style-name="T47"> дрожали, <text:s/>пересекались </text:span><text:span text:style-name="T36">и постоянно множились</text:span><text:span text:style-name="T47">.</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9">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9">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1">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7"> с использованием </text:span><text:span text:style-name="T28">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5">—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2">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8">—</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9">– У меня недостаточно сил для контроля столь мощной энергии. И мне НЕ СТЫДНО в этом признаться! Я всего лишь единорог, не то, что некоторые!</text:span><text:span text:style-name="T38"> </text:span><text:span text:style-name="T29">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8">– Я </text:span><text:span text:style-name="T42">всегда буду оставаться в тени, </text:span><text:span text:style-name="T38">– </text:span><text:span text:style-name="T42">хлюпала книгоежка. </text:span><text:span text:style-name="T38">– </text:span><text:span text:style-name="T42">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8">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8">—</text:span><text:span text:style-name="T1"> к счастью, силы заклинания не хватило. Для того, чтобы я смог подойти вплотную</text:span><text:span text:style-name="T29">,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8">—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9">«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8">.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9">.</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5">Чужестранец-примат разбил сердце нашей обожаемой Селестии! Двор в отчаянии </text:span><text:span text:style-name="T15">— </text:span><text:span text:style-name="T25">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9">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9">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9">эт правда?</text:span></text:p>
      <text:p text:style-name="P49"><text:span text:style-name="T16">– </text:span><text:span text:style-name="T59">Какая из? Их много, вообще-то. Ик!</text:span></text:p>
      <text:p text:style-name="P49"><text:span text:style-name="T16">– </text:span><text:span text:style-name="T59">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9">он-нон, </text:span><text:span text:style-name="T16">– </text:span><text:span text:style-name="T59">захихикала Пинки, взъерошив копытами розовые кудряшки и попытавшись соорудить из них бороду, </text:span><text:span text:style-name="T16">– </text:span><text:span text:style-name="T5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9">Ты что-о-о! Нельзя любить фаэри! Она похитит твоё сердце, и ты будешь искать её, пока не… </text:span><text:span text:style-name="T16">– </text:span><text:span text:style-name="T59">Пинки погрузилась мордочкой в так и не съеденный салат «по-кантерлотски» и захрапела.</text:span></text:p>
      <text:p text:style-name="P49"><text:span text:style-name="T16">– </text:span><text:span text:style-name="T59">Пока не умру?</text:span></text:p>
      <text:p text:style-name="P49"><text:span text:style-name="T16">– </text:span><text:span text:style-name="T59">Нет, глупенький, </text:span><text:span text:style-name="T16">– </text:span><text:span text:style-name="T59">пробулькала Пинки из миски. </text:span><text:span text:style-name="T16">– </text:span><text:span text:style-name="T59">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5">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4">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4"/>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5">Принцесса Селестия Эквестрийская, Дневная Глава Диархии, Непобедимое Солнце, Защитница Кантерлота, Страж Эверфри и прочая, и прочая…» </text:span><text:span text:style-name="T39">– </text:span><text:span text:style-name="T43">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она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5">Исчезновение дневной главы диархии: Эквестрия в панике!</text:span>» (статья двухдневной давности).</text:p>
      <text:p text:style-name="P52">«<text:span text:style-name="T25">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5">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5">Да отстаньте же вы от меня! Он сказал, что ест пони, но я этого НЕ ВИДЕЛА!!!</text:span>»).</text:p>
      <text:p text:style-name="P52">«<text:span text:style-name="T25">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5">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7"/>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1">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5">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4">Крепко обнимаю, чешу холку, хлопаю по шее! Твой Анон. </text:span><text:span text:style-name="T21">Дружба </text:span><text:span text:style-name="T34">—</text:span><text:span text:style-name="T21"> </text:span><text:span text:style-name="T3">э</text:span><text:span text:style-name="T21">то, </text:span><text:span text:style-name="T63">так её </text:span><text:span text:style-name="T3">разэтак</text:span><text:span text:style-name="T63">,</text:span><text:span text:style-name="T21"> магия!</text:span></text:p>
      <text:p text:style-name="P155"/>
      <text:p text:style-name="Standard"><text:span text:style-name="T21">P.S. Мне тебя не хватает. Сильно.</text:span><text:span text:style-name="T55">»</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1">37 пни</text:span></text:p>
      <text:p text:style-name="P71">24пн</text:p>
      <text:p text:style-name="P71">15</text:p>
      <text:p text:style-name="P52"><text:span text:style-name="T25">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5">Добро пожаловать в Груммингтон! Вам здесь рады!</text:span></text:p>
      <text:p text:style-name="P52"><text:span text:style-name="T25">Население города </text:span><text:span text:style-name="T61">302 пони</text:span><text:span text:style-name="T25">.</text:span></text:p>
      <text:p text:style-name="P52"><text:span text:style-name="T61">250 пони</text:span><text:span text:style-name="T25">.</text:span></text:p>
      <text:p text:style-name="P52"><text:span text:style-name="T61">125 поней</text:span><text:span text:style-name="T25">.</text:span></text:p>
      <text:p text:style-name="P52"><text:span text:style-name="T25">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5">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5">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2">«</text:span><text:span text:style-name="T26">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2">».</text:span> «<text:span text:style-name="T25">Нехватка пегасов-погодников: указ принцессы Луны разрешает набор в погодные команды пегасов с аттестацией по ускоренному курсу</text:span>». «<text:span text:style-name="T25">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5">Криминальный мир: опасный преступник, примат «анонимус», всё ещё на свободе! Награда за поимку возросла до двадцати тысяч!!!</text:span>». «<text:span text:style-name="T25">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2">И товары</text:span> вовсе<text:span text:style-name="T62"> не </text:span>бесплатные<text:span text:style-name="T62">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2">Оно п</text:span>овсюду. <text:span text:style-name="T62">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2">А т</text:span>ы вставать не хотел! Я очень-очень испугалась. <text:span text:style-name="T62">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7">о такие… гм… заклинания. Ты </text:span><text:span text:style-name="T36">пишешь</text:span><text:span text:style-name="T47">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2">–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2"> мне</text:span> удалось замазать самые большие щели. За тестовый<text:span text:style-name="T62"> </text:span>получасовый заплыв<text:span text:style-name="T62">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2">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2">н жил с пони! И они </text:span>офигенно <text:span text:style-name="T62">любили друг друга! И у них </text:span>был<text:span text:style-name="T62"> </text:span>офигенный <text:span text:style-name="T62">секс! </text:span>И это было офигенно круто!<text:span text:style-name="T62">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1">—</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1">«</text:span>обстоятельство непреодолимой силы<text:span text:style-name="T31">»</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0">– А</text:span><text:span text:style-name="T31">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4">. </text:span><text:span text:style-name="T28">Я не могу навязать тебе чувств…</text:span><text:span text:style-name="T24"> </text:span><text:span text:style-name="T28">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7">Ещё мгновение </text:span><text:span text:style-name="T28">—</text:span><text:span text:style-name="T27">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5">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5">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5">Нехватка погодных пегасов: Вондерболты перешли к круглосуточной вахте</text:span>». «<text:span text:style-name="T25">Общественные работы: распоряжением принцессы Луны работы по строительству мостов через провалы расширены и на субботу</text:span>». «<text:span text:style-name="T25">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5">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2">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0">Когорта <text:span text:style-name="T52">–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2"> </text:span>покои Луны<text:span text:style-name="T62"> </text:span>через открытые балконные двери<text:span text:style-name="T62">.</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2">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7">– </text:span><text:span text:style-name="T27">Шейла! Шейла Блюскай! И я уже не малышка! </text:span><text:span text:style-name="T37">– </text:span><text:span text:style-name="T27">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1">— </text:span><text:span text:style-name="T1">т</text:span>ы стал слишком бледный. Я решила прервать <text:span text:style-name="T1">заклинание</text:span>. Как ты себя…</text:p>
      <text:p text:style-name="P1"><text:span text:style-name="T40">–</text:span><text:span text:style-name="T31"> …чувствуешь, дорогая Рэрити?! Я могу чем-нибудь помочь? Вот, выпей воды! </text:span><text:span text:style-name="T40">–</text:span><text:span text:style-name="T31">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1">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2">, что кот бессмертен. Также допустим, что кот з</text:span>аколдован<text:span text:style-name="T62"> </text:span>отложенным <text:span text:style-name="T62">заклятие</text:span>м<text:span text:style-name="T62"> Абсолютного Стирания, которое сработает, если кто-то откроет ящик</text:span>. <text:span text:style-name="T62">То есть, п</text:span>ри открытии<text:span text:style-name="T62"> ящик</text:span>а<text:span text:style-name="T62"> кот исчезнет из </text:span>бытия<text:span text:style-name="T62">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50">Тороид <text:span text:style-name="T52">–</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60">—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60">—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6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6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9"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50">Митарианец <text:span text:style-name="T52">–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6">д</text:span>ЕсЬ БЫл <text:span text:style-name="T67">д</text:span>ИскОр<text:span text:style-name="T65">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5">7.76</text:span>», сменившись на «<text:span text:style-name="T25">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5">«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5">«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60">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0">—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7">–</text:span><text:span text:style-name="T27">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2">трид</text:span><text:span text:style-name="T1">цать лет, если его сменят через </text:span><text:span text:style-name="T6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6"/>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6"/>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0">Центурия <text:span text:style-name="T52">–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2">задней осью </text:span><text:span text:style-name="T1">на табуретку. Я прилаживал ей новое колесо взамен <text:s/>утраченного. </text:span><text:span text:style-name="T62">Ещ</text:span><text:span text:style-name="T1">ё</text:span><text:span text:style-name="T62"> </text:span><text:span text:style-name="T1">немного и будет как новенькая! В дворцовом гараже среди кучи хлама таки нашлось лопнувшее колесо, которое </text:span><text:span text:style-name="T62">мне удалось</text:span><text:span text:style-name="T1"> отремонтировать — о</text:span><text:span text:style-name="T62">бучение у</text:span><text:span text:style-name="T1"> Норфа не </text:span><text:span text:style-name="T6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2">на </text:span><text:span text:style-name="T1">корпус</text:span><text:span text:style-name="T62">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2">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62">о всём мире остались только м</text:span>ы<text:span text:style-name="T62">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50">Манипула <text:span text:style-name="T52">–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5">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2">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5">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2">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2">А ч</text:span>то случилось с кракеном?</text:p>
      <text:p text:style-name="P54">– Он упал в <text:span text:style-name="T62">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1">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1">—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7">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60" text:outline-level="3">Воскресенье</text:h>
      <text:p text:style-name="P49"/>
      <text:p text:style-name="P1">Невесомость, удар, чувство веса. Я открываю глаза.</text:p>
      <text:p text:style-name="P1"/>
      <text:p text:style-name="P1"><text:soft-page-break/>Крыша <text:span text:style-name="T28">высотки</text:span><text:span text:style-name="T27"> </text:span>тускло отсвечивает в свете звёзд. <text:span text:style-name="T27">Парочка на скамейке всё так же </text:span><text:span text:style-name="T28">сидит </text:span><text:span text:style-name="T27">спиной ко мне, как будто не прошло два месяца с моего отбытия. Мне виден краешек чёрного экрана ноутбука, лежащего на </text:span><text:span text:style-name="T28">лавке</text:span><text:span text:style-name="T27"> </text:span><text:span text:style-name="T28">между</text:span><text:span text:style-name="T27">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9">— феерия эмоций переполняла меня во время пребывания в ярком нескладном мире, что остался позади. </text:span><text:span text:style-name="T32">Я тогда как будто вынырнул из трясины и начал дышать, ощущая каждой своей клеточкой полную гамму чувств и оттенков жизни. Но у</text:span><text:span text:style-name="T29">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2">Невозможно поверить, но два месяца</text:span><text:span text:style-name="T20"> </text:span><text:span text:style-name="T52">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1">– Нэш, п</text:span>ривет. Это Анон.</text:p>
      <text:p text:style-name="P1"><text:span text:style-name="T31">–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2">кликнул по ним правой кнопкой </text:span><text:span text:style-name="T1">мыши</text:span><text:span text:style-name="T62"> и </text:span><text:span text:style-name="T1">выбрал</text:span><text:span text:style-name="T62">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7">Сейчас уже нельзя ничего изменить и придётся ему довер</text:span><text:span text:style-name="T28">иться</text:span><text:span text:style-name="T27">.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8">—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4">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60"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7">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7">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6">– А ты в курсе, что твой Дискорд многократно сжигал Селестию живьём? Хороша шутка, обхохочешься! – выпалил я.</text:p>
      <text:p text:style-name="P116">–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6">– Это не мои… эмм… домыслы… Он сам мне рассказал…</text:p>
      <text:p text:style-name="P116">Флаттершай встала со стула и попыталась уйти. Я задержал её.</text:p>
      <text:p text:style-name="P116">– Извини, не знал. Не уходи. Нам нельзя ссориться.</text:p>
      <text:p text:style-name="P104"><text:soft-page-break/>Девушка слабо улыбнулась.</text:p>
      <text:p text:style-name="P116">– Я не сержусь… На Дискорда трудно не злиться… Он так себя ведёт, потому что его это… эмм… <text:s/>забавляет.</text:p>
      <text:p text:style-name="P3"/>
      <text:p text:style-name="P137">***</text:p>
      <text:p text:style-name="P135"/>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7">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7">—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7">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5">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8">—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8">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7">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2">с</text:span> форменны<text:span text:style-name="T62">ми</text:span> <text:span text:style-name="T62">шевронами</text:span>. С именными <text:span text:style-name="T62">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4"/>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7">—</text:span> что может держать закоренелого обеспеченного холостяка дома, кроме работы? <text:span text:style-name="T27">—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7">—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7">—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4">—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16">– Не нравится мне тут. Чуйка нехорошая…</text:p>
      <text:p text:style-name="P116"><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4">—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1">звёзды на фоне сине-зелёной мглы</text:span><text:span text:style-name="T1">. Я одел наушники и поёрзал мышкой по столу, прогоняя скрин-сэйвер.</text:span></text:p>
      <text:p text:style-name="P116">– Привет, Сел.</text:p>
      <text:p text:style-name="P153"/>
      <text:p text:style-name="P153">Аликорница всполошилась, спрят<text:span text:style-name="T1">ав</text:span> <text:span text:style-name="T1">пирожное</text:span> за спину.</text:p>
      <text:p text:style-name="P116">– Ах, это ты, Анон. Какое счастье! Ты снова с нами!</text:p>
      <text:p text:style-name="P116">–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6"/>
      <text:h text:style-name="P158" text:outline-level="2">2<text:span text:style-name="T1">9</text:span>. <text:span text:style-name="T1">Назад в Эквестрию</text:span></text:h>
      <text:p text:style-name="P120"/>
      <text:p text:style-name="P104"><text:span text:style-name="T11">– </text:span>Оп-па! – пробормотала Эпплджек. – Нежданчик!</text:p>
      <text:p text:style-name="P104">Дискорд дурашливо кивнул Эпплджек.</text:p>
      <text:p text:style-name="P116">– И я рад тебя видеть, дорогая Эппл-как-тебя-там! А где моя любимая Флаттершай?</text:p>
      <text:p text:style-name="P116">Окинув взглядом комнату, Дискорд закапризничал:</text:p>
      <text:p text:style-name="P116">–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6"/>
      <text:p text:style-name="P116">– С кем это вы тут разговариваете?</text:p>
      <text:p text:style-name="P116">В комнату вошла Флаттершай.</text:p>
      <text:p text:style-name="P116"/>
      <text:p text:style-name="P104"><text:soft-page-break/>Дискорд обернулся на голос. <text:span text:style-name="T78">В</text:span>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8">– Эй-Джей, Флатти, хватайте комп и на выход! Я с ним разберусь! Не теряйте вре..!</text:p>
      <text:p text:style-name="P138">– ТЫ ИДИО..!!!</text:p>
      <text:p text:style-name="P138">Дискорд <text:s/>заорал одновременно со мной, прикрываясь от меня руками, когда раздался оглушительный</text:p>
      <text:p text:style-name="P138"/>
      <text:p text:style-name="P138">… </text:p>
      <text:p text:style-name="P140">БАХ!!!</text:p>
      <text:p text:style-name="P141">…</text:p>
      <text:p text:style-name="P141"/>
      <text:p text:style-name="P13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6">На лице драконикуса появилось удивлённо-мечтательное выражение и он вырубился.</text:p>
      <text:p text:style-name="P116"/>
      <text:p text:style-name="P116">…</text:p>
      <text:p text:style-name="P116"/>
      <text:p text:style-name="P116">– <text:span text:style-name="T1">А… Анон… Зачем ты напал на Дискорда? </text:span>– <text:span text:style-name="T1">прошептала Флаттершай в шоке.</text:span></text:p>
      <text:p text:style-name="P116"><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text:span text:style-name="T78">н</text:span>о штоб убийца — нет, тут ты загнул. Убийца долж<text:span text:style-name="T78">е</text:span>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 Потому што ты напал на него, – пожала плечами Эпплджек. – Я и подумала — тебе виднее. И подсобила маленько.</text:p>
      <text:p text:style-name="P104"><text:soft-page-break/></text:p>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7"><text:span text:style-name="T11">– Слушай меня внимательно, </text:span>засранец — <text:span text:style-name="T11">повторять не буду. Мы уходим. Без тебя. Если Сел или Луна потом сочтут нужным </text:span>— <text:span text:style-name="T79">как-нибудь </text:span>вернут тебя назад. Я — не собираюсь. Перед нашим отбытием я сообщу о тебе в полицию — тебя освободят, если до того времени ещё не найдут тут. Всё.</text:p>
      <text:p text:style-name="P127">Я повернулся к выходу. Флаттершай проскочила у меня под локтём и кинулась к драконикусу.</text:p>
      <text:p text:style-name="P127"/>
      <text:p text:style-name="P127"><text:span text:style-name="T11">– Нет! Дискорд </text:span>— не убийца!!!</text:p>
      <text:p text:style-name="P127">С необычной для неё силой Флаттершай вытащила кляп изо рта драконикуса.</text:p>
      <text:p text:style-name="P127"><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3"/>
      <text:p text:style-name="P127">Или драконикус — гениальный актёр, или… ?</text:p>
      <text:p text:style-name="P127"/>
      <text:p text:style-name="P127">Я вернулся к драконикусу и уселся на стул напротив него.</text:p>
      <text:p text:style-name="P127"><text:span text:style-name="T11">– Р</text:span>ассказывай.</text:p>
      <text:p text:style-name="P127"/>
      <text:p text:style-name="P127">Дискорд немного успокоился.</text:p>
      <text:p text:style-name="P127"><text:s/><text:span text:style-name="T11">– </text:span>Вообще-то, от тебя следовало бы избавиться, Проводник. Не знаю, что ты там разведал в Великом<text:span text:style-name="T27">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text:span><text:span text:style-name="T19">ы </text:span><text:span text:style-name="T11">вернул</text:span><text:span text:style-name="T19">ся</text:span><text:span text:style-name="T11"> обратно. </text:span>Так что е<text:span text:style-name="T11">сли бы вы сюда не заявились, через пять минут я отправился бы за вами сам!</text:span></text:p>
      <text:p text:style-name="P127"><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7">У драконикуса глаза полезли на лоб.</text:p>
      <text:p text:style-name="P127"><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text:span text:style-name="T80">А поскольку сестрички увязали своё благополучие с твоим, приходится заботиться и о твоей никчемной тушке.</text:span></text:p>
      <text:p text:style-name="P127"/>
      <text:p text:style-name="P127">Я задумался. Драконикус, похоже, говорил искренне. Но кто тогда всё это время играл с нами, <text:span text:style-name="T27">словно кот с мышью</text:span>?</text:p>
      <text:p text:style-name="P127"/>
      <text:p text:style-name="P127"><text:span text:style-name="T11">– </text:span>Анон! <text:span text:style-name="T11">– </text:span>крикнула Эпплджек из прихожей. <text:span text:style-name="T11">– </text:span>Я слышу шум за дверью!</text:p>
      <text:p text:style-name="P127"><text:soft-page-break/>Практически одновременно раздался звонок.</text:p>
      <text:p text:style-name="P131">– ОТКРОЙТЕ, ПОЛИЦИЯ! Вам даётся полминуты, чтобы открыть дверь! Через тридцать секунд дверь будет выбита!</text:p>
      <text:p text:style-name="P131"/>
      <text:p text:style-name="P131">Эпплджек ошалело выскочила из прихожей. Несколько мгновений я молча смотрел на неё. В голове свистел ветер и играла дудочка.</text:p>
      <text:p text:style-name="P131">– На крышу, живо!!! Через окно на кухне! – зашипел Дискорд.</text:p>
      <text:p text:style-name="P131">– Что? – ступил я.</text:p>
      <text:p text:style-name="P127"><text:span text:style-name="T27">–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7">– драконикус отчаянно дёргал верёвки, пытаясь освободиться.</text:span></text:p>
      <text:p text:style-name="P131"/>
      <text:p text:style-name="P131">Эпплджек, с ноутбуком в одной руке и Флаттершай — во второй, кинулась на кухню.</text:p>
      <text:p text:style-name="P127">Дверь содрогнулась от мощного удара. Послышался стук падающей штукатурки. Я сломя голову бросился за девушками.</text:p>
      <text:p text:style-name="P127">– Развяжи меня, кретин!!! – гаркнул вдогонку Дискорд.</text:p>
      <text:p text:style-name="P127">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7">– Давай на крышу! Я догоню! – рявкнул он, освобождая вторую руку.</text:p>
      <text:p text:style-name="P127"/>
      <text:p text:style-name="P127">От второго удара дверная коробка крякнула и наполовину въехала в <text:span text:style-name="T80">прихожую</text:span>.</text:p>
      <text:p text:style-name="P127">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7">Верёвка в кухонном окне дёргалась под весом карабкающихся девушек. Я словил её и стал на подоконник.</text:p>
      <text:p text:style-name="P127"/>
      <text:p text:style-name="P127">Блё-о-о!</text:p>
      <text:p text:style-name="P127"/>
      <text:p text:style-name="P127">Кусок стекла соскользнул с подоконника и исчез, вертясь и сверкая, в <text:span text:style-name="T27">двадцативосьмиэтажной</text:span><text:span text:style-name="T23"> </text:span>бездне. Тело моментально покрылось гусиной кожей, ноги стали ватными, а ладони покрылись холодным потом.</text:p>
      <text:p text:style-name="P127">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2">А если не </text:span>выдержит<text:span text:style-name="T62"> </text:span>основа, к которой она привязана? Что-то мне в туалет захотелось… У меня нет боязни высоты, но это уже слишком!</text:p>
      <text:p text:style-name="P127"/>
      <text:p text:style-name="P127">Я задрал голову.</text:p>
      <text:p text:style-name="P127">О! Так уже легче! Надо мной всего лишь два этажа. Десять метров верёвки. Если не смотреть вниз, то…</text:p>
      <text:p text:style-name="P127"/>
      <text:p text:style-name="P130">«…<text:span text:style-name="T27">Будь храбр. Будь стоек. Будь силён. Что бы ни случилось, помни: Эквестрия с тобой. Эквестрия в тебе. Навсегда. И всегда…»</text:span></text:p>
      <text:p text:style-name="P132"/>
      <text:p text:style-name="P127"><text:soft-page-break/>Я вытер ладони о штаны, ухватил канат и сделал шаг вперёд…</text:p>
      <text:p text:style-name="P127"/>
      <text:p text:style-name="P127">…</text:p>
      <text:p text:style-name="P127"/>
      <text:p text:style-name="P127">Святые яйца, Анон, ты действительно сделал ЭТО!</text:p>
      <text:p text:style-name="P127"/>
      <text:p text:style-name="P127">…</text:p>
      <text:p text:style-name="P127"/>
      <text:p text:style-name="P127">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7">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7"/>
      <text:p text:style-name="P127">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text:span text:style-name="T81">дома</text:span>.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7"/>
      <text:p text:style-name="P127">Я успел сократить расстояние до Эпплджек наполовину, когда девушки нашли решение.</text:p>
      <text:p text:style-name="P12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7"/>
      <text:p text:style-name="P127">Селестия милосердная!!!</text:p>
      <text:p text:style-name="P127"/>
      <text:p text:style-name="P127">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7"/>
      <text:p text:style-name="P127">Я выдохнул.</text:p>
      <text:p text:style-name="P127"/>
      <text:p text:style-name="P127">Флаттершай появилась над бортиком и свесила вниз руку. Эпплджек вытянулась и протянула ей ноутбук одной рукой.</text:p>
      <text:p text:style-name="P127"/>
      <text:p text:style-name="P127">НЕТ! У них не получилось!</text:p>
      <text:p text:style-name="P127"/>
      <text:p text:style-name="P127">У меня враз вспотели ладони. Держаться на верёвке стало чертовски трудно.</text:p>
      <text:p text:style-name="P127"/>
      <text:p text:style-name="P127"><text:soft-page-break/>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7"/>
      <text:p text:style-name="P127">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7"/>
      <text:p text:style-name="P127">Эпплджек отклонилась от парапета, вскрикнула и стала съезжать вниз. Ноутбук выскользнул из пальцев Флаттершай. <text:span text:style-name="T82">Эпплджек,</text:span> в отчаянной попытке удержать ноутбук, отклонилась ещё больше и перевернулась на верёвке вниз головой.</text:p>
      <text:p text:style-name="P127"/>
      <text:p text:style-name="P127">К счастью, фермерша не разжала ног.</text:p>
      <text:p text:style-name="P127"/>
      <text:p text:style-name="P128"><text:span text:style-name="T82">Прижав ноутбук к груди, </text:span>Эпплджек съехала ко мне. <text:span text:style-name="T82">Я,</text:span> сжа<text:span text:style-name="T82">в</text:span> верёвку ногами и сгибом локтя, перехватил <text:span text:style-name="T83">девушку</text:span> обеими руками. Последовал сильный рывок и <text:span text:style-name="T83">мы вдвоём</text:span> <text:span text:style-name="T83">стали</text:span> скользить вниз с нарастающей скоростью. <text:span text:style-name="T83">Движение вниз сопровождалось ж</text:span>жение<text:span text:style-name="T83">м</text:span> в паху и локтевом сгибе.</text:p>
      <text:p text:style-name="P127">Я попытался поставить ноги на проезжающий мимо подоконник только что покинутой квартиры. <text:span text:style-name="T84">Неа</text:span>, большая скорость и сильное отклонение от вертикали не позволили удержаться. Я лишь сильно ударился ногами.</text:p>
      <text:p text:style-name="P127"/>
      <text:p text:style-name="P127"><text:span text:style-name="T84">Чёрт-чёрт-чёрт-чёрт-чёрт</text:span>!!! ДА НУ ЕГО <text:span text:style-name="T84">В ПЕНЬ</text:span> — ТАКОЙ АЛЬПИНИЗМ!!! <text:span text:style-name="T84">А-А-А-А-А-А</text:span>!!!…</text:p>
      <text:p text:style-name="P127">Верёвка закончилась. Наконец-то у меня появилось время для паники. Я судорожно обнял Эпплджек, закрыл глаза и приготовился…</text:p>
      <text:p text:style-name="P127"/>
      <text:p text:style-name="P127">…</text:p>
      <text:p text:style-name="P127"/>
      <text:p text:style-name="P127">Захват поперёк груди и сильный рывок выдавили из меня остатки дыхания.</text:p>
      <text:p text:style-name="P127">– ОТПУСТИ КОБЫЛУ!!! – загрохотало мне в ухо.</text:p>
      <text:p text:style-name="P127"/>
      <text:p text:style-name="P127">Я открыл глаза.</text:p>
      <text:p text:style-name="P127">Перед носом плавными рывками уходили вниз окна этажей. <text:span text:style-name="T85">В</text:span>ихр<text:span text:style-name="T85">ь</text:span> от взмахов <text:span text:style-name="T27">разномастных</text:span> крыльев трепал волосы и выдувал слёзы из глаз. Тупая боль гнездилась в сожжённых верёвкой суставах.</text:p>
      <text:p text:style-name="P127"><text:span text:style-name="T85">Ч</text:span>уть подня<text:span text:style-name="T85">в</text:span> глаза, <text:span text:style-name="T85">я</text:span> уставился в кривую морду драконикуса.</text:p>
      <text:p text:style-name="P127">– Отпусти <text:span text:style-name="T92">фермершу</text:span>. Я её держу, – повторил Дискорд. – Мне сбалансироваться надо. Вы не такие уж и лёгкие!</text:p>
      <text:p text:style-name="P127"/>
      <text:p text:style-name="P127">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7">Одной лапой он держал меня, другой пытался оторвать от меня Эпплджек. Наконец это ему удалось и дальнейший подъём происходил в молчании.</text:p>
      <text:p text:style-name="P127"/>
      <text:p text:style-name="P127">…</text:p>
      <text:p text:style-name="P127"><text:soft-page-break/></text:p>
      <text:p text:style-name="P127">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7">– Эмм… Флатти, дорогая, нам пора. Я слышу шаги на лестнице. Не говоря уже о том, что до закрытия коридора осталось минут двадцать, не больше…</text:p>
      <text:p text:style-name="P164"/>
      <text:p text:style-name="P127">…</text:p>
      <text:p text:style-name="P127"/>
      <text:p text:style-name="P127">На длинной шее драконикуса разместились Эпплджек и Флаттершай. Я, для сохранения баланса, разместился ближе к хвосту.</text:p>
      <text:p text:style-name="P127"><text:span text:style-name="T86">Драконикус</text:span> начал короткую пробежку к краю. <text:span text:style-name="T88">Крохотные крылышки затрепыхались <text:s text:c="2"/>в отчаянной попытке разогреться.</text:span></text:p>
      <text:p text:style-name="P127"><text:span text:style-name="T11">– Д</text:span>искорд Эйрлайнс приветствует на борту! Температура воздуха пять градусов! Высота<text:span text:style-name="T27"> сто пять</text:span><text:span text:style-name="T23"> </text:span>метров. Ожидаемая продолжительность полёта — четыре минуты!..</text:p>
      <text:p text:style-name="P127"/>
      <text:p text:style-name="P127">…кра<text:span text:style-name="T87">й</text:span> крыши <text:span text:style-name="T87">про</text:span>мелькнул под нами…</text:p>
      <text:p text:style-name="P133"/>
      <text:p text:style-name="P127"><text:span text:style-name="T11">– …</text:span>собственно, держаться в воздухе дольше у меня не хватит магии!</text:p>
      <text:p text:style-name="P127"/>
      <text:p text:style-name="P127">Мы летели навстречу закату.</text:p>
      <text:p text:style-name="P127"/>
      <text:p text:style-name="P127">…</text:p>
      <text:p text:style-name="P127"/>
      <text:p text:style-name="P127"><text:span text:style-name="T89">Р</text:span>итмичны<text:span text:style-name="T89">е</text:span> взмах<text:span text:style-name="T89">и</text:span> крыльев овевали <text:span text:style-name="T89">меня </text:span>непривычно тёплы<text:span text:style-name="T89">м</text:span> поток<text:span text:style-name="T89">ом</text:span>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7"/>
      <text:p text:style-name="P127"><text:span text:style-name="T11">– </text:span>Ю-ху-у-у!!!</text:p>
      <text:p text:style-name="P127">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text:span text:style-name="T89">почудилось</text:span>, что ноутбук охватило до боли знакомое многоцветное сияние.</text:p>
      <text:p text:style-name="P127"/>
      <text:p text:style-name="P127">Перед нами увеличивалась громада моей высотки.</text:p>
      <text:p text:style-name="P127">Прямо по курсу был разрыв в ограждении, образованный два месяца назад <text:span text:style-name="T89">порталом</text:span>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7">– Пристегните ремни! – проревел Дискорд, резко ускоряясь. – Будет весело!!!</text:p>
      <text:p text:style-name="P127">Эпплджек покрепче прижала к себе ноутбук. Флаттершай прижалась к шее Дискорда, <text:span text:style-name="T89">спрятав лицо в короткой гриве</text:span>.</text:p>
      <text:p text:style-name="P163">– ВНИМАНИЕ!!! – заорал Дискорд.</text:p>
      <text:p text:style-name="P163"><text:span text:style-name="T89">С</text:span>ложи<text:span text:style-name="T89">в</text:span> крылья, <text:span text:style-name="T89">драконикус </text:span><text:s/><text:span text:style-name="T90">стрелой </text:span>влетел в <text:span text:style-name="T91">портал</text:span>.</text:p>
      <text:p text:style-name="P127"><text:soft-page-break/></text:p>
      <text:p text:style-name="P129">***</text:p>
      <text:p text:style-name="P127"/>
      <text:p text:style-name="P127"><text:span text:style-name="T83">Ох, щит</text:span>!!!</text:p>
      <text:h text:style-name="Heading_20_2" text:outline-level="2"/>
      <text:h text:style-name="Heading_20_2" text:outline-level="2"><text:span text:style-name="T1">30</text:span>. Разговор за столиком в <text:span text:style-name="T1">ночи</text:span></text:h>
      <text:p text:style-name="P142"/>
      <text:p text:style-name="P144">Мы почти успели.</text:p>
      <text:p text:style-name="P144"/>
      <text:p text:style-name="P139">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9">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9">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9">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9">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9">«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9">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7">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9"/>
      <text:p text:style-name="P139">ХА-ХА-ХА!</text:p>
      <text:p text:style-name="P139"/>
      <text:p text:style-name="P139">Прямо как сейчас. Как говорится, найди десять отличий.</text:p>
      <text:p text:style-name="P139">Вот только… Только Дэш была бы жива…</text:p>
      <text:p text:style-name="P143">Я тяжело вздохнул.</text:p>
      <text:p text:style-name="P143"/>
      <text:p text:style-name="P143">…</text:p>
      <text:p text:style-name="P143"/>
      <text:p text:style-name="P143"><text:soft-page-break/><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3">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9">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7">– Так лучше?</text:p>
      <text:p text:style-name="P37">– Вполне. – <text:span text:style-name="T1">кивнул я.</text:span></text:p>
      <text:p text:style-name="P37">Кажется, за последние пару месяцев я разучился удивляться.</text:p>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9">.</text:span></text:p>
      <text:p text:style-name="P37"/>
      <text:p text:style-name="P63">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text:soft-page-break/>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2"/>
      <text:p text:style-name="P52"><text:span text:style-name="T11">– Ну… Я не идиот… я видел, что происходит за Чёрным </text:span>э<text:span text:style-name="T11">краном…</text:span></text:p>
      <text:p text:style-name="P52">Я глубоко вздохнул, как перед прыжком в воду.</text:p>
      <text:p text:style-name="P52"/>
      <text:p text:style-name="P52"><text:span text:style-name="T11">– </text:span><text:span text:style-name="T22">Нет никакого мира-вампира. Мир людей не виноват. </text:span><text:span text:style-name="T14">Эквестрия загибается потому, что она </text:span><text:span text:style-name="T22">—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2"/>
      <text:p text:style-name="P52">Я перевёл дух. Анакорн слушал меня и печально кивал. Но не исчезал.</text:p>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text:soft-page-break/>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3">–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9">–</text:span><text:span text:style-name="T43"> Анакорн подавил короткий смешок. </text:span><text:span text:style-name="T39">–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4"><text:span text:style-name="T43">– </text:span><text:span text:style-name="T27">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text:soft-page-break/>–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3"> планеты дрожала и покрывалась рябью, как некачественная картинка в аналоговом телевизоре.</text:span></text:p>
      <text:p text:style-name="P106"/>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7">.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04">Анакорн смутился.</text:p>
      <text:p text:style-name="P104"><text:span text:style-name="T43">– К сожалению, не </text:span><text:span text:style-name="T48">получится</text:span><text:span text:style-name="T43">.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43">творчество таких раздолбаев, как ты и твой дружок Юджин — чтоб ему икнулось, где бы он ни был.</text:span><text:span text:style-name="T43"><text:note text:id="ftn21" text:note-class="footnote"><text:note-citation>21</text:note-citation><text:note-body><text:p text:style-name="P152">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2">– Сам ты раздолбай! – произнёс, наконец, Свирл.</text:p></text:note-body></text:note></text:span><text:span text:style-name="T43">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7">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3">—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3">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6">–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Анакорн улыбнулся и вскочил с пуфика.</text:p>
      <text:p text:style-name="P104"><text:span text:style-name="T43">–</text:span><text:span text:style-name="T27"> На самом деле помочь мне достаточно легко. Видишь ли, залатать дыры конструкции Эквуса можно «наложив» на них правдоподобное </text:span><text:span text:style-name="T43">— иначе говоря, жизнеспособное —</text:span><text:span text:style-name="T27"> объяснение и направив на это объяснение подпитывающую энергию адептов. В твоём мире даже есть шуточная награда, учреждённая </text:span><text:span text:style-name="T37">Marvel Comics </text:span><text:span text:style-name="T27">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7">Marvel</text:span><text:span text:style-name="T27">.</text:span></text:p>
      <text:p text:style-name="P110"><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Ты не к тому обратился. И вообще, после смерти Юджина я видеть их больше не могу!</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Анакорн поправил невесть откуда взявшиеся на переносице очки и ответил.</text:p>
      <text:p text:style-name="P104"><text:span text:style-name="T27">– Ты уже устранил крупнейший дефект Эквестрии </text:span><text:span text:style-name="T43">— манипуляции светилом. Аналогично решаются и остальные проблемы</text:span><text:span text:style-name="T27">.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3">— вещь живучая</text:span><text:span text:style-name="T27">.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4"><text:span text:style-name="T43">–</text:span><text:span text:style-name="T27"> А кьютимарки? Как, разрази меня квазар, объяснить кьютимарки? </text:span><text:span text:style-name="T43">–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0">– Хорошо. Уговорил. Кьютимарки беру на себя. Так и знал, что мне самое трудное достанется!</text:p>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0">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0">– Почему бы не сделать главной каноническую Эквестрию? Ту, что описана в мультике?</text:p>
      <text:p text:style-name="P110">– Нет, так не получится. Учти<text:span text:style-name="T52">,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2"> точнее, дерево схожих миров </text:span><text:span text:style-name="T57">—</text:span><text:span text:style-name="T52"> создали брони. Разумеется, стержнем им послужил именно сериал, но каждый фанфик </text:span><text:span text:style-name="T57">—</text:span><text:span text:style-name="T52">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1">&lt;<text:span text:style-name="T23">Анон говорит, что не хочет оставлять миры жестокости — кексики и радужную фабрику. Анакорн говорит, что это лишь кошмары Луны. Но, к сожалению, многие порочные миры уже насыщены энергией фантазии брони и их в разряд ночных кошмаров не переведёшь.</text:span>&gt;</text:p>
      <text:p text:style-name="P110">Анакорн аж подпрыгнул на месте от восторга и стал мне аплодировать.</text:p>
      <text:p text:style-name="P111"/>
      <text:p text:style-name="P110"><text:span text:style-name="T52">– Наконец-то я вижу свет в конце тоннеля! Как это не пришло мне в голову! Ты всё отлично увязал! Всё сходится! Более того </text:span><text:span text:style-name="T57">—</text:span><text:span text:style-name="T52"> Анакорн заговорщически подмигнул мне </text:span><text:span text:style-name="T57">—</text:span><text:span text:style-name="T52">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м Континууме Эквуса</text:span><text:span text:style-name="T52">!</text:span></text:p>
      <text:p text:style-name="P111"/>
      <text:p text:style-name="P111">Я подозрительно посмотрел на Анакорна.</text:p>
      <text:p text:style-name="P111"/>
      <text:p text:style-name="P110"><text:span text:style-name="T18">– </text:span><text:span text:style-name="T52">Какой ещё, нафиг, «мой фанфик»? Я никакого фанфика не писал. И не собираюсь.</text:span></text:p>
      <text:p text:style-name="P111">Анакорн ехидно ухмыльнулся и сделал мне «глазки».</text:p>
      <text:p text:style-name="P110"><text:soft-page-break/><text:span text:style-name="T18">– </text:span><text:span text:style-name="T52">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10">…</text:p>
      <text:p text:style-name="P110">Факн щит<text:note text:id="ftn22" text:note-class="footnote"><text:note-citation>22</text:note-citation><text:note-body><text:p text:style-name="P149">Fucking shit <text:span text:style-name="T2">–</text:span> <text:span text:style-name="T1">ёбаное дерьмо</text:span></text:p></text:note-body></text:note>!..</text:p>
      <text:p text:style-name="P110">…</text:p>
      <text:p text:style-name="P110">Ну а что мне остаётся? Я фейспамнул.</text:p>
      <text:p text:style-name="P110"/>
      <text:p text:style-name="P110"><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0">Анакорн насупился и спрятал карандаш в гриву.</text:p>
      <text:p text:style-name="P110"><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text:soft-page-break/>–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4">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text:soft-page-break/>–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5">— </text:span>тебя никогда и не будет! Каково это <text:span text:style-name="T25">— </text:span><text:span text:style-name="T59">не знаю даже я. Говорят, это офигенно паршиво, намного хуже смерти. </text:span>Мне очень жаль. Тебе ещё не поздно выбрать что-нибудь другое.</text:p>
      <text:p text:style-name="P110">Я вздохнул. Слишком много философии на твою голову, Анон!</text:p>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17">~~~</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5">&lt;<text:span text:style-name="T24">Сел говорит, что сходит с ума без Анона и всё равно заберёт его к себе — и в Эпилоге, в комментарии — картинка сумасшедшей Селестии</text:span>&gt;</text:p>
      <text:p text:style-name="P111">Я устало рассмеялся.</text:p>
      <text:p text:style-name="P111">– Сел, я завязал с конеёбством. Извини.</text:p>
      <text:p text:style-name="P111">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3">Мир?</text:span></text:p>
      <text:p text:style-name="P119"/>
      <text:p text:style-name="P119">Я молча протянул руку к носу аликорницы и попытался легонько сжать его. Рука прошла сквозь тело.</text:p>
      <text:p text:style-name="P119">– Бу-уп! – слабо улыбнулась Луна.</text:p>
      <text:p text:style-name="P119"/>
      <text:p text:style-name="P107">Аликорница подняла копыто и прижа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6"/>
      <text:p text:style-name="P107">– Думал от меня в другой реальности спрятаться, Проводничёк?!</text:p>
      <text:p text:style-name="P107"><text:soft-page-break/>Передо мной возникло хмурое рыло Дискорда.</text:p>
      <text:p text:style-name="P107">–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1">–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7">Хочу, чтобы ты </text:span><text:span text:style-name="T28">делал мне почесушки</text:span><text:span text:style-name="T27"> и хлопал по крупу</text:span>!</text:p>
      <text:p text:style-name="P104">В голосе пегаски слышались слёзы.</text:p>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Я опустил руку на шею <text:span text:style-name="T1">пегаски</text:span> и ощутил теплоту и лёгкое покалывание в пустоте.</text:p>
      <text:p text:style-name="P103"><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18"/>
      <text:p text:style-name="P125">Звон будильника чуть не проломил башку. Я открыл глаза. </text:p>
      <text:p text:style-name="P125"/>
      <text:p text:style-name="P126"><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3"/>
      <text:p text:style-name="P125"><text:span text:style-name="T1">Я нашарил ногами тапки и пошёл в ванную. Проходя мимо стола, зацепился взглядом за</text:span> эскиз <text:span text:style-name="T1">рисунка</text:span>.</text:p>
      <text:p text:style-name="P125"/>
      <text:p text:style-name="P126">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3"/>
      <text:p text:style-name="P121">Для того, чтобы выдавить остатки пасты на щётку, пришлось затратить серьёзные усилия.</text:p>
      <text:p text:style-name="P121"/>
      <text:p text:style-name="P122">Ага, и купить туалетной бумаги. Иначе уже вечером придётся использовать рекламки, что кидают в почтовый ящик. А они, блин, глянцевые!</text:p>
      <text:p text:style-name="P122"/>
      <text:p text:style-name="P124">Мысли вернулись к фантазии.</text:p>
      <text:p text:style-name="P124"/>
      <text:p text:style-name="P122">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2"/>
      <text:p text:style-name="P121">Попытка притронуться щёткой к зубу вызвала ноющую боль. </text:p>
      <text:p text:style-name="P121"/>
      <text:p text:style-name="P12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3"/>
      <text:p text:style-name="P121">Доставая из стола ключи от машины, опять наткнулся взглядом на эскиз.</text:p>
      <text:p text:style-name="P121"/>
      <text:p text:style-name="P123"><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3">А вот, кстати… А почему бы и нет? Хорошее ведь название? И интригующее — сразу сесть за клавиатуру захотелось.</text:p>
      <text:p text:style-name="P123"/>
      <text:p text:style-name="P12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5</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16T18:48:02.840716304</dc:date>
    <meta:editing-duration>P166DT22H31M42S</meta:editing-duration>
    <meta:editing-cycles>10608</meta:editing-cycles>
    <meta:generator>LibreOffice/5.1.6.2$Linux_X86_64 LibreOffice_project/10m0$Build-2</meta:generator>
    <meta:printed-by>макс </meta:printed-by>
    <meta:print-date>2017-08-23T21:51:29.95</meta:print-date>
    <meta:document-statistic meta:table-count="0" meta:image-count="0" meta:object-count="0" meta:page-count="285" meta:paragraph-count="5059" meta:word-count="106056" meta:character-count="702908" meta:non-whitespace-character-count="597243"/>
  </office:meta>
</office:document-meta>
</file>